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color="#000000" style:font-name="Verdana" fo:font-size="8.5pt" fo:font-style="italic" style:font-size-asian="8.5pt" style:font-style-asian="italic" style:font-size-complex="8.5pt"/>
    </style:style>
    <style:style style:name="T5" style:family="text">
      <style:text-properties fo:color="#000000" style:font-name="Verdana" fo:font-size="8.5pt" fo:font-style="italic" style:font-size-asian="8.5pt" style:font-style-asian="italic" style:font-size-complex="8.5pt" style:font-style-complex="italic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Vue</text:span></text:p>
      <text:p text:style-name="Standard"><text:span text:style-name="T2">CREATE VIEW </text:span>nouvelle_vue (id_produit, id_fournisseurs)</text:p>
      <text:p text:style-name="Standard"><text:span text:style-name="T2">AS SELECT</text:span><text:bookmark text:name="_GoBack"/><text:span text:style-name="T6"> fournisseurs, ref_fournisseurs, id_produits, libelle </text:span></text:p>
      <text:p text:style-name="Standard"><text:span text:style-name="T2">FROM </text:span>produits, fournisseur <text:span text:style-name="T2">;</text:span></text:p>
      <text:p text:style-name="P1"/>
      <text:p text:style-name="Standard"><text:span text:style-name="T3">Note : </text:span><text:span text:style-name="T4">La création d'une vue se fait grâce à la clause </text:span><text:span text:style-name="T5">CREATE VIEW</text:span><text:span text:style-name="T4"> suivie du nom que l'on donne à la vue, puis du nom des colonnes dont on désire agrémenter cette vue (il faut autant de redéfinitions de colonne qu'il y en aura en sortie), puis enfin d'une clause </text:span><text:span text:style-name="T5">AS</text:span><text:span text:style-name="T4"> précédant la séle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7010-75-06</meta:initial-creator>
    <meta:editing-cycles>4</meta:editing-cycles>
    <meta:creation-date>2022-03-15T15:32:00</meta:creation-date>
    <dc:date>2022-04-15T09:43:41</dc:date>
    <meta:editing-duration>PT8S</meta:editing-duration>
    <meta:generator>OpenOffice/4.1.11$Unix OpenOffice.org_project/4111m1$Build-9808</meta:generator>
    <meta:document-statistic meta:table-count="0" meta:image-count="0" meta:object-count="0" meta:page-count="1" meta:paragraph-count="5" meta:word-count="71" meta:character-count="437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